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07" calcext:value-type="float">
            <text:p>807</text:p>
          </table:table-cell>
          <table:table-cell table:style-name="ce7" table:formula="of:=COUNTIF([.B7:.B999];&quot;X&quot;)" office:value-type="float" office:value="686" calcext:value-type="float">
            <text:p>686</text:p>
          </table:table-cell>
          <table:table-cell table:style-name="ce7" table:formula="of:=COUNTIF([.C7:.C999];&quot;X&quot;)" office:value-type="float" office:value="15" calcext:value-type="float">
            <text:p>15</text:p>
          </table:table-cell>
          <table:table-cell table:style-name="ce7" table:formula="of:=COUNTIF([.D7:.D999];&quot;X&quot;)" office:value-type="float" office:value="64" calcext:value-type="float">
            <text:p>64</text:p>
          </table:table-cell>
          <table:table-cell table:style-name="ce7" table:formula="of:=COUNTIF([.E7:.E999];&quot;X&quot;)" office:value-type="float" office:value="1" calcext:value-type="float">
            <text:p>1</text:p>
          </table:table-cell>
          <table:table-cell table:style-name="ce7" table:formula="of:=COUNTIF([.F7:.F999];&quot;X&quot;)" office:value-type="float" office:value="93" calcext:value-type="float">
            <text:p>93</text:p>
          </table:table-cell>
          <table:table-cell table:style-name="ce25" table:formula="of:=SUM([.B2:.F2])" office:value-type="float" office:value="859" calcext:value-type="float">
            <text:p>85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3" table:number-rows-repeated="14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27">00/00/0000</text:date>, <text:time style:data-style-name="N2" text:time-value="19:33:50.85187379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2-27T19:34:28.080701502</dc:date>
    <meta:editing-duration>PT22H40M18S</meta:editing-duration>
    <meta:editing-cycles>797</meta:editing-cycles>
    <meta:document-statistic meta:table-count="1" meta:cell-count="4857" meta:object-count="0"/>
  </office:meta>
</office:document-meta>
</file>